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5: Play and learning</text:span></text:p>
      <text:p text:style-name="P1"><text:span text:style-name="T1">2.2 Explain how early years setting support children's right to play </text:span></text:p>
      <text:p text:style-name="P1"><text:span text:style-name="T1">My setting uses the EYFs to track the children's development milestones, they also have a look at the EYFs and then plan out an activity so that the children are getting all of the best things possible for them. The first activity that promotes play in the setting is by letting them to have 2 hours of play before they have group time, meaning that they have plently of time to explore and play. The other activity we do is to make sure that they are allowed to play with the toys that they want within reason. This is because they need to make sure that they are not harming themselves and that they are still having fun with the toys that are given.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